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vity theory and code review</text:p>
      <text:list xml:id="list1326123771" text:style-name="L3">
        <text:list-item>
          <text:p text:style-name="P3">Brothers, Sembugamoorthy, &amp; Muller (1990): intended to support code review without changing process, but “the new technological capabilities—which themselves has arisen out of a human process—had an impact back on that human process, changing its structure” (p.178)</text:p>
        </text:list-item>
      </text:list>
      <text:list xml:id="list1620596597" text:style-name="L2">
        <text:list-item>
          <text:p text:style-name="P2">The central concern of activity theory is linking directly the individual and social structure through the idea of activity (Engeström, 1999)</text:p>
          <text:list>
            <text:list-item>
              <text:p text:style-name="P2">Code review is an individual activity that occurs in a network of social organizations: code review team, project team, development organization, etc.</text:p>
              <text:list>
                <text:list-item>
                  <text:p text:style-name="P2">Progression from individual to team activity (historicity) (Barthelmess &amp; Anderson, 2002)</text:p>
                  <text:list>
                    <text:list-item>
                      <text:p text:style-name="P2">Evolution of artifacts (languages, methodologies) (Barthelmess &amp; Anderson, 2002)</text:p>
                    </text:list-item>
                    <text:list-item>
                      <text:p text:style-name="P2">Changes in division of labor (Barthelmess &amp; Anderson, 2002)</text:p>
                    </text:list-item>
                  </text:list>
                </text:list-item>
              </text:list>
            </text:list-item>
            <text:list-item>
              <text:p text:style-name="P2">Software is intangible; symbolic representation (Barthelmess &amp; Anderson, 2002). Immaterial object (Kuutti, 1996)</text:p>
              <text:list>
                <text:list-item>
                  <text:p text:style-name="P2">Meaning of a program comes from (a) narrative of computational processes, (b) narrative of natural language describing (a)--comments, variable names, tests, SCM comments (Deimel, 1985)</text:p>
                </text:list-item>
                <text:list-item>
                  <text:p text:style-name="P2">Can have same (a) different (b) (Deimel, 1985)</text:p>
                </text:list-item>
                <text:list-item>
                  <text:p text:style-name="P2">Code review should surface (b) as a semiotic mediating artifact</text:p>
                </text:list-item>
              </text:list>
            </text:list-item>
            <text:list-item>
              <text:p text:style-name="P2">Software as a collective object (Miettinen, 2005)</text:p>
              <text:list>
                <text:list-item>
                  <text:p text:style-name="P2">“individuals contribute with their different capabilities to the construction of object, and attach different expectations to it” (Miettinen, 2002, p. 65).</text:p>
                </text:list-item>
                <text:list-item>
                  <text:p text:style-name="P2">Division of labor: Esteem in community is driven by contributions to community activity; connected to personal and professional identity</text:p>
                </text:list-item>
              </text:list>
            </text:list-item>
            <text:list-item>
              <text:p text:style-name="P2">Information flow between developers (mediated) (Seaman &amp; Basili, 1998):</text:p>
              <text:list>
                <text:list-item>
                  <text:p text:style-name="P2">affects productivity (Seaman &amp; Basili, 1998)</text:p>
                </text:list-item>
                <text:list-item>
                  <text:p text:style-name="P2">affects quality (Seaman &amp; Basili, 1998)</text:p>
                </text:list-item>
                <text:list-item>
                  <text:p text:style-name="P2">affected by (Seaman &amp; Basili, 1998):</text:p>
                  <text:list>
                    <text:list-item>
                      <text:p text:style-name="P2">development process (Seaman &amp; Basili, 1998)</text:p>
                    </text:list-item>
                    <text:list-item>
                      <text:p text:style-name="P2">organizational structure (Seaman &amp; Basili, 1998)</text:p>
                    </text:list-item>
                    <text:list-item>
                      <text:p text:style-name="P2">organizational distance (Seaman &amp; Basili, 1998)</text:p>
                    </text:list-item>
                    <text:list-item>
                      <text:p text:style-name="P2">physical distance (Seaman &amp; Basili, 1998)</text:p>
                    </text:list-item>
                    <text:list-item>
                      <text:p text:style-name="P2">frequency of interaction (subject ↔ subject) (Seaman &amp; Basili, 1998)</text:p>
                    </text:list-item>
                    <text:list-item>
                      <text:p text:style-name="P2">past interaction (Seaman &amp; Basili, 1998)</text:p>
                    </text:list-item>
                  </text:list>
                </text:list-item>
              </text:list>
            </text:list-item>
          </text:list>
        </text:list-item>
      </text:list>
      <text:list xml:id="list1139053563" text:style-name="L1">
        <text:list-item>
          <text:p text:style-name="P1">Code reading</text:p>
          <text:list>
            <text:list-item>
              <text:p text:style-name="P1">Code bubbles: activity focused, better context by grouping related pieces of code over files (Bragdon et al., 2010)</text:p>
            </text:list-item>
            <text:list-item>
              <text:p text:style-name="P1">Reading technique is most important to code review success (Laitenberger &amp; DeBaud, 2001)</text:p>
              <text:list>
                <text:list-item>
                  <text:p text:style-name="P1">Checklists are mediating artifacts (reviewer ↔ reading technique ↔ code under review)</text:p>
                  <text:list>
                    <text:list-item>
                      <text:p text:style-name="P1">May lack instructions (Laitenberger &amp; DeBaud, 2001)</text:p>
                    </text:list-item>
                    <text:list-item>
                      <text:p text:style-name="P1">May not provide specific questions (Laitenberger &amp; DeBaud, 2001)</text:p>
                    </text:list-item>
                    <text:list-item>
                      <text:p text:style-name="P1">May cause tunnel vision (Laitenberger &amp; DeBaud, 2001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Learning</text:p>
          <text:list>
            <text:list-item>
              <text:p text:style-name="P1">“Raise don't review” limits learning—takes participants outside of the zone of proximal development (Johnson, 1998)</text:p>
            </text:list-item>
            <text:list-item>
              <text:p text:style-name="P1"><text:soft-page-break/>Learning is enhanced by focusing on good as well as bad (Johnson, 1998)</text:p>
            </text:list-item>
            <text:list-item>
              <text:p text:style-name="P1">Learning over time (historicity)--cross-review knowledge bases and guidelines that evolve over time (Johnson, 1998)</text:p>
            </text:list-item>
          </text:list>
        </text:list-item>
        <text:list-item>
          <text:p text:style-name="P1">Breakdowns</text:p>
          <text:list>
            <text:list-item>
              <text:p text:style-name="P1">Code review is hard to connect to product qualities (object) (Denger &amp; Shull, 2007)</text:p>
            </text:list-item>
            <text:list-item>
              <text:p text:style-name="P1">Code review does not incorporate project context (mediating artifacts) (Denger &amp; Shull, 2007)</text:p>
            </text:list-item>
            <text:list-item>
              <text:p text:style-name="P1">Code review takes time away from “real work” (division of labor breakdown) (Denger &amp; Shull, 2007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11-09T21:22:02</meta:creation-date>
    <dc:date>2010-11-09T23:10:24</dc:date>
    <dc:creator>Randy Souza</dc:creator>
    <meta:editing-duration>PT01H48M22S</meta:editing-duration>
    <meta:editing-cycles>25</meta:editing-cycles>
    <meta:generator>OpenOffice.org/3.2$Linux OpenOffice.org_project/320m12$Build-9483</meta:generator>
    <meta:document-statistic meta:table-count="0" meta:image-count="0" meta:object-count="0" meta:page-count="2" meta:paragraph-count="39" meta:word-count="484" meta:character-count="3135"/>
  </office:meta>
</office:document-meta>
</file>